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alance</text:p>
          </table:table-cell>
        </table:table-row>
        <table:table-row table:style-name="ro1">
          <table:table-cell office:value-type="date" office:date-value="2017-10-03" calcext:value-type="date">
            <text:p>03/10/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E2]+[.$C3]-[.$D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[.$E3]+[.$C4]-[.$D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E4]+[.$C5]-[.$D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E5]+[.$C6]-[.$D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08" calcext:value-type="date">
            <text:p>08/10/1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E6]+[.$C7]-[.$D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E7]+[.$C8]-[.$D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E8]+[.$C9]-[.$D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E9]+[.$C10]-[.$D1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2" calcext:value-type="date">
            <text:p>12/10/17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E10]+[.$C11]-[.$D1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3" calcext:value-type="date">
            <text:p>13/10/17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E11]+[.$C12]-[.$D1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4" calcext:value-type="date">
            <text:p>14/10/1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E12]+[.$C13]-[.$D1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E13]+[.$C14]-[.$D1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E14]+[.$C15]-[.$D1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E15]+[.$C16]-[.$D1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office:value-type="string" calcext:value-type="string">
            <text:p>W</text:p>
          </table:table-cell>
          <table:table-cell office:value-type="float" office:value="12.31" calcext:value-type="float">
            <text:p>12.31</text:p>
          </table:table-cell>
          <table:table-cell/>
          <table:table-cell table:formula="of:=[.$E16]+[.$C17]-[.$D17]" office:value-type="float" office:value="12.31" calcext:value-type="float">
            <text:p>12.31</text:p>
          </table:table-cell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office:value-type="string" calcext:value-type="string">
            <text:p>T</text:p>
          </table:table-cell>
          <table:table-cell office:value-type="float" office:value="250.1" calcext:value-type="float">
            <text:p>250.1</text:p>
          </table:table-cell>
          <table:table-cell/>
          <table:table-cell table:formula="of:=[.$E17]+[.$C18]-[.$D18]" office:value-type="float" office:value="262.41" calcext:value-type="float">
            <text:p>262.41</text:p>
          </table:table-cell>
        </table:table-row>
        <table:table-row table:style-name="ro1">
          <table:table-cell office:value-type="date" office:date-value="2017-10-20" calcext:value-type="date">
            <text:p>20/10/17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formula="of:=[.$E18]+[.$C19]-[.$D19]" office:value-type="float" office:value="262.41" calcext:value-type="float">
            <text:p>262.41</text:p>
          </table:table-cell>
        </table:table-row>
        <table:table-row table:style-name="ro1">
          <table:table-cell office:value-type="date" office:date-value="2017-10-21" calcext:value-type="date">
            <text:p>21/10/17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formula="of:=[.$E19]+[.$C20]-[.$D20]" office:value-type="float" office:value="262.41" calcext:value-type="float">
            <text:p>262.41</text:p>
          </table:table-cell>
        </table:table-row>
        <table:table-row table:style-name="ro1">
          <table:table-cell office:value-type="date" office:date-value="2017-10-22" calcext:value-type="date">
            <text:p>22/10/17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formula="of:=[.$E20]+[.$C21]-[.$D21]" office:value-type="float" office:value="262.41" calcext:value-type="float">
            <text:p>262.41</text:p>
          </table:table-cell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office:value-type="string" calcext:value-type="string">
            <text:p>M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$E21]+[.$C22]-[.$D22]" office:value-type="float" office:value="562.41" calcext:value-type="float">
            <text:p>562.41</text:p>
          </table:table-cell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office:value-type="string" calcext:value-type="string">
            <text:p>T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[.$E22]+[.$C23]-[.$D23]" office:value-type="float" office:value="869.41" calcext:value-type="float">
            <text:p>869.41</text:p>
          </table:table-cell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formula="of:=[.$E23]+[.$C24]-[.$D24]" office:value-type="float" office:value="869.41" calcext:value-type="float">
            <text:p>869.41</text:p>
          </table:table-cell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office:value-type="string" calcext:value-type="string">
            <text:p>T</text:p>
          </table:table-cell>
          <table:table-cell table:number-columns-repeated="2"/>
          <table:table-cell table:formula="of:=[.$E24]+[.$C25]-[.$D25]" office:value-type="float" office:value="869.41" calcext:value-type="float">
            <text:p>869.41</text:p>
          </table:table-cell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formula="of:=[.$E25]+[.$C26]-[.$D26]" office:value-type="float" office:value="869.41" calcext:value-type="float">
            <text:p>869.41</text:p>
          </table:table-cell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$E26]+[.$C27]-[.$D27]" office:value-type="float" office:value="219.41" calcext:value-type="float">
            <text:p>219.41</text:p>
          </table:table-cell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formula="of:=[.$E27]+[.$C28]-[.$D28]" office:value-type="float" office:value="219.41" calcext:value-type="float">
            <text:p>219.41</text:p>
          </table:table-cell>
        </table:table-row>
        <table:table-row table:style-name="ro1">
          <table:table-cell office:value-type="date" office:date-value="2017-10-30" calcext:value-type="date">
            <text:p>30/10/17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formula="of:=[.$E28]+[.$C29]-[.$D29]" office:value-type="float" office:value="219.41" calcext:value-type="float">
            <text:p>219.41</text:p>
          </table:table-cell>
        </table:table-row>
        <table:table-row table:style-name="ro1">
          <table:table-cell office:value-type="date" office:date-value="2017-10-31" calcext:value-type="date">
            <text:p>31/10/17</text:p>
          </table:table-cell>
          <table:table-cell office:value-type="string" calcext:value-type="string">
            <text:p>T</text:p>
          </table:table-cell>
          <table:table-cell table:number-columns-repeated="2"/>
          <table:table-cell table:formula="of:=[.$E29]+[.$C30]-[.$D30]" office:value-type="float" office:value="219.41" calcext:value-type="float">
            <text:p>219.41</text:p>
          </table:table-cell>
        </table:table-row>
        <table:table-row table:style-name="ro1">
          <table:table-cell office:value-type="date" office:date-value="2017-11-01" calcext:value-type="date">
            <text:p>01/11/17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formula="of:=[.$E30]+[.$C31]-[.$D31]" office:value-type="float" office:value="219.41" calcext:value-type="float">
            <text:p>219.41</text:p>
          </table:table-cell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office:value-type="string" calcext:value-type="string">
            <text:p>T</text:p>
          </table:table-cell>
          <table:table-cell office:value-type="float" office:value="250.1" calcext:value-type="float">
            <text:p>250.1</text:p>
          </table:table-cell>
          <table:table-cell office:value-type="float" office:value="60" calcext:value-type="float">
            <text:p>60</text:p>
          </table:table-cell>
          <table:table-cell table:formula="of:=[.$E31]+[.$C32]-[.$D32]" office:value-type="float" office:value="409.51" calcext:value-type="float">
            <text:p>409.51</text:p>
          </table:table-cell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formula="of:=[.$E32]+[.$C33]-[.$D33]" office:value-type="float" office:value="409.51" calcext:value-type="float">
            <text:p>409.51</text:p>
          </table:table-cell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formula="of:=[.$E33]+[.$C34]-[.$D34]" office:value-type="float" office:value="409.51" calcext:value-type="float">
            <text:p>409.51</text:p>
          </table:table-cell>
        </table:table-row>
        <table:table-row table:style-name="ro1">
          <table:table-cell office:value-type="date" office:date-value="2017-11-05" calcext:value-type="date">
            <text:p>05/11/17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formula="of:=[.$E34]+[.$C35]-[.$D35]" office:value-type="float" office:value="409.51" calcext:value-type="float">
            <text:p>409.51</text:p>
          </table:table-cell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formula="of:=[.$E35]+[.$C36]-[.$D36]" office:value-type="float" office:value="409.51" calcext:value-type="float">
            <text:p>409.51</text:p>
          </table:table-cell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office:value-type="string" calcext:value-type="string">
            <text:p>T</text:p>
          </table:table-cell>
          <table:table-cell table:number-columns-repeated="2"/>
          <table:table-cell table:formula="of:=[.$E36]+[.$C37]-[.$D37]" office:value-type="float" office:value="409.51" calcext:value-type="float">
            <text:p>409.51</text:p>
          </table:table-cell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6:34:08.483160001</meta:creation-date>
    <dc:date>2017-10-20T18:09:48.600832864</dc:date>
    <meta:editing-duration>PT33M28S</meta:editing-duration>
    <meta:editing-cycles>1</meta:editing-cycles>
    <meta:document-statistic meta:table-count="1" meta:cell-count="137" meta:object-count="0"/>
    <meta:generator>LibreOffice/5.2.6.2$Linux_X86_64 LibreOffice_project/20m0$Build-2</meta:generator>
  </office:meta>
</office:document-meta>
</file>